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98cm" fo:min-width="1.347cm"/>
    </style:style>
    <style:style style:name="gr2" style:family="graphic" style:parent-style-name="standard">
      <style:graphic-properties svg:stroke-color="#ff0000" draw:fill-color="#729fcf" draw:textarea-horizontal-align="justify" draw:textarea-vertical-align="middle" draw:auto-grow-height="false" fo:min-height="2.52cm" fo:min-width="2.271cm"/>
    </style:style>
    <style:style style:name="gr3" style:family="graphic" style:parent-style-name="standard">
      <style:graphic-properties svg:stroke-color="#ff0000" draw:fill-color="#729fcf" draw:textarea-horizontal-align="justify" draw:textarea-vertical-align="middle" draw:auto-grow-height="false" fo:min-height="2.036cm" fo:min-width="2.271cm"/>
    </style:style>
    <style:style style:name="gr4" style:family="graphic" style:parent-style-name="standard">
      <style:graphic-properties svg:stroke-color="#ff0000" draw:fill-color="#729fcf" draw:textarea-horizontal-align="justify" draw:textarea-vertical-align="middle" draw:auto-grow-height="false" fo:min-height="1.274cm" fo:min-width="2.271cm"/>
    </style:style>
    <style:style style:name="gr5" style:family="graphic" style:parent-style-name="standard">
      <style:graphic-properties svg:stroke-color="#ff0000" draw:fill-color="#729fcf" draw:textarea-horizontal-align="justify" draw:textarea-vertical-align="middle" draw:auto-grow-height="false" fo:min-height="2.52cm" fo:min-width="1.786cm"/>
    </style:style>
    <style:style style:name="gr6" style:family="graphic" style:parent-style-name="standard">
      <style:graphic-properties svg:stroke-color="#ff0000" draw:fill-color="#729fcf" draw:textarea-horizontal-align="justify" draw:textarea-vertical-align="middle" draw:auto-grow-height="false" fo:min-height="2.036cm" fo:min-width="1.786cm"/>
    </style:style>
    <style:style style:name="gr7" style:family="graphic" style:parent-style-name="standard">
      <style:graphic-properties svg:stroke-color="#ff0000" draw:fill-color="#729fcf" draw:textarea-horizontal-align="justify" draw:textarea-vertical-align="middle" draw:auto-grow-height="false" fo:min-height="1.274cm" fo:min-width="1.786cm"/>
    </style:style>
    <style:style style:name="gr8" style:family="graphic" style:parent-style-name="standard">
      <style:graphic-properties svg:stroke-color="#ff0000" draw:fill-color="#729fcf" draw:textarea-horizontal-align="justify" draw:textarea-vertical-align="middle" draw:auto-grow-height="false" fo:min-height="2.52cm" fo:min-width="1.024cm"/>
    </style:style>
    <style:style style:name="gr9" style:family="graphic" style:parent-style-name="standard">
      <style:graphic-properties svg:stroke-color="#ff0000" draw:fill-color="#729fcf" draw:textarea-horizontal-align="justify" draw:textarea-vertical-align="middle" draw:auto-grow-height="false" fo:min-height="1.274cm" fo:min-width="1.024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2.29cm" fo:min-width="0.008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2.29cm" fo:min-width="2.008cm"/>
    </style:style>
    <style:style style:name="gr13" style:family="graphic" style:parent-style-name="standard">
      <style:graphic-properties svg:stroke-color="#ff0000" draw:textarea-horizontal-align="justify" draw:textarea-vertical-align="middle" draw:auto-grow-height="false" fo:min-height="3.56cm" fo:min-width="2.548cm"/>
    </style:style>
    <style:style style:name="gr14" style:family="graphic" style:parent-style-name="standard">
      <style:graphic-properties svg:stroke-color="#ff0000" draw:textarea-horizontal-align="justify" draw:textarea-vertical-align="middle" draw:auto-grow-height="false" fo:min-height="3.56cm" fo:min-width="1.532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3.56cm" fo:min-width="0.24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847cm" svg:height="1.848cm" svg:x="7.297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7.297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9.329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71cm" svg:height="2.77cm" svg:x="7.112cm" svg:y="2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2.123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4.155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71cm" svg:height="2.286cm" svg:x="11.938cm" svg:y="2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3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8.981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71cm" svg:height="1.524cm" svg:x="16.764cm" svg:y="3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71cm" svg:height="1.524cm" svg:x="16.764cm" svg:y="1.8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7.297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7.297cm" svg:y="7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2.77cm" svg:x="7.112cm" svg:y="7.1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2.123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2.286cm" svg:x="11.938cm" svg:y="7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5.8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7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86cm" svg:height="1.524cm" svg:x="16.764cm" svg:y="8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286cm" svg:height="1.524cm" svg:x="16.764cm" svg:y="6.6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7.297cm" svg:y="10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7.29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9.329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2.77cm" svg:x="7.112cm" svg:y="1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2.123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10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6.949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8.981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16.764cm" svg:y="13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16.764cm" svg:y="11.5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2.77cm" svg:x="8.912cm" svg:y="11.9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2.77cm" svg:x="11.912cm" svg:y="11.9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2.77cm" svg:x="13.712cm" svg:y="1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7cm" svg:height="1.848cm" svg:x="14.129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18.542cm" svg:y="13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524cm" svg:height="1.524cm" svg:x="18.542cm" svg:y="11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0.508cm" svg:height="2.54cm" svg:x="6.89cm" svg:y="7.3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08cm" svg:height="2.54cm" svg:x="6.89cm" svg:y="7.3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7.39cm" svg:y="7.3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7.89cm" svg:y="7.3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8.39cm" svg:y="7.3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8.89cm" svg:y="7.3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6.858cm" svg:y="4.54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08cm" svg:height="2.54cm" svg:x="6.858cm" svg:y="4.5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7.358cm" svg:y="4.5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7.858cm" svg:y="4.5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8.358cm" svg:y="4.5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8.858cm" svg:y="4.5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3.81cm" svg:x="6.604cm" svg:y="6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048cm" svg:height="3.81cm" svg:x="6.604cm" svg:y="2.2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0.192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08cm" svg:height="2.54cm" svg:x="10.192cm" svg:y="7.3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0.692cm" svg:y="7.3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1.192cm" svg:y="7.3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1.692cm" svg:y="7.3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2.192cm" svg:y="7.3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0.16cm" svg:y="4.5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08cm" svg:height="2.54cm" svg:x="10.16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0.66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1.16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1.66cm" svg:y="4.5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08cm" svg:height="2.54cm" svg:x="12.16cm" svg:y="4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032cm" svg:height="3.81cm" svg:x="9.90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032cm" svg:height="3.81cm" svg:x="9.906cm" svg:y="2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748cm" svg:height="3.81cm" svg:x="12.20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48cm" svg:height="3.81cm" svg:x="12.206cm" svg:y="2.2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5:51:08.740966005</meta:creation-date>
    <dc:date>2020-01-29T18:00:20.868276467</dc:date>
    <meta:editing-duration>PT57M41S</meta:editing-duration>
    <meta:editing-cycles>2</meta:editing-cycles>
    <meta:generator>LibreOffice/6.2.8.2$Linux_X86_64 LibreOffice_project/20$Build-2</meta:generator>
    <meta:document-statistic meta:object-count="94"/>
  </office:meta>
</office:document-meta>
</file>